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ifold CF" svg:font-family="'Manifold CF'" style:font-pitch="variable"/>
    <style:font-face style:name="Manifold Extended CF" svg:font-family="'Manifold Extended CF'" style:font-pitch="variable"/>
    <style:font-face style:name="Manifold Extended CF Extra Bold" svg:font-family="'Manifold Extended CF Extra Bold'" style:font-pitch="variable"/>
    <style:font-face style:name="Manifold Extended CF Heavy" svg:font-family="'Manifold Extended CF Heavy'"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style:font-name="Consolas" fo:font-size="12pt" fo:letter-spacing="normal" fo:font-style="normal" fo:font-weight="normal" officeooo:rsid="0010c497" officeooo:paragraph-rsid="0010c497" fo:background-color="transparent" style:font-size-asian="10.5pt" style:font-size-complex="12pt" loext:padding="0in" loext:border="none"/>
    </style:style>
    <style:style style:name="P2" style:family="paragraph" style:parent-style-name="Preformatted_20_Text">
      <loext:graphic-properties draw:fill="solid" draw:fill-color="#e0e0e0" draw:opacity="100%"/>
      <style:paragraph-properties fo:margin-left="0in" fo:margin-right="0in" fo:margin-top="0in" fo:margin-bottom="0in" style:contextual-spacing="false" fo:text-align="start" style:justify-single-word="false" fo:orphans="2" fo:widows="2" fo:text-indent="0in" style:auto-text-indent="false" fo:background-color="#e0e0e0" fo:padding="0in" fo:border="none"/>
      <style:text-properties fo:font-variant="normal" fo:text-transform="none" style:font-name="Consolas" fo:font-size="12pt" fo:letter-spacing="normal" fo:font-style="normal" fo:font-weight="normal" fo:background-color="transparent" loext:padding="0in" loext:border="none"/>
    </style:style>
    <style:style style:name="P3" style:family="paragraph" style:parent-style-name="Standard">
      <style:paragraph-properties fo:text-align="center" style:justify-single-word="false"/>
      <style:text-properties style:font-name="Manifold Extended CF Extra Bold" fo:font-size="20pt" officeooo:rsid="0010c497" officeooo:paragraph-rsid="0010c497" style:font-size-asian="17.5pt" style:font-size-complex="20pt"/>
    </style:style>
    <style:style style:name="P4" style:family="paragraph" style:parent-style-name="Standard">
      <style:paragraph-properties fo:text-align="start" style:justify-single-word="false"/>
      <style:text-properties style:font-name="Manifold CF" fo:font-size="12pt" officeooo:rsid="0010c497" officeooo:paragraph-rsid="0010c497" style:font-size-asian="10.5pt" style:font-size-complex="12pt"/>
    </style:style>
    <style:style style:name="P5" style:family="paragraph" style:parent-style-name="Standard">
      <style:paragraph-properties fo:text-align="start" style:justify-single-word="false"/>
      <style:text-properties style:font-name="Manifold CF" fo:font-size="12pt" officeooo:rsid="0010c497" officeooo:paragraph-rsid="0011e8e7" style:font-size-asian="10.5pt" style:font-size-complex="12pt"/>
    </style:style>
    <style:style style:name="P6" style:family="paragraph" style:parent-style-name="Standard">
      <style:paragraph-properties fo:text-align="start" style:justify-single-word="false"/>
      <style:text-properties style:font-name="Manifold CF" fo:font-size="12pt" officeooo:rsid="0011e8e7" officeooo:paragraph-rsid="0011e8e7" style:font-size-asian="10.5pt" style:font-size-complex="12pt"/>
    </style:style>
    <style:style style:name="P7" style:family="paragraph" style:parent-style-name="Standard">
      <style:paragraph-properties fo:text-align="start" style:justify-single-word="false"/>
      <style:text-properties style:font-name="Manifold CF" fo:font-size="12pt" officeooo:rsid="0010c497" officeooo:paragraph-rsid="0010c497" fo:background-color="transparent" style:font-size-asian="10.5pt" style:font-size-complex="12pt"/>
    </style:style>
    <style:style style:name="P8" style:family="paragraph" style:parent-style-name="Standard">
      <style:paragraph-properties fo:text-align="start" style:justify-single-word="false"/>
      <style:text-properties style:font-name="Manifold CF" fo:font-size="12pt" fo:font-weight="bold" officeooo:rsid="0011e8e7" officeooo:paragraph-rsid="0011e8e7"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Manifold CF" fo:font-size="14pt" fo:font-weight="bold" officeooo:rsid="0011e8e7" officeooo:paragraph-rsid="0011e8e7" style:font-size-asian="14pt" style:font-weight-asian="bold" style:font-size-complex="14pt" style:font-weight-complex="bold"/>
    </style:style>
    <style:style style:name="T1" style:family="text">
      <style:text-properties officeooo:rsid="0011e8e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tes on an Inverted Index</text:p>
      <text:p text:style-name="P5">An inverted index is first and foremost a data structure that is leveraged in information retrieval systems to efficiently retrieve data containing specific terms or a set of terms. The index is organized by terms (tokens), which point to a list of documents that contain them. They are primarily used in a large collections of documents where searching through all the documents would be prohibitively slow. </text:p>
      <text:p text:style-name="P5"/>
      <text:p text:style-name="P5">To rectify this, the data structure indexes terms <text:span text:style-name="T1">locations </text:span>within the <text:span text:style-name="T1">d</text:span>ocuments to accelerate information retrieval. <text:span text:style-name="T1">An inverted index is a hash-map-like data structure that directs from a word to a document etc. Consider the example below to conceptualize this data structure.</text:span></text:p>
      <text:p text:style-name="P4"/>
      <text:p text:style-name="P1">The <text:s text:c="3"/>-&gt; Document 1, Document 2</text:p>
      <text:p text:style-name="P2">Quick <text:s/>-&gt; Document 1</text:p>
      <text:p text:style-name="P2">Brown <text:s/>-&gt; Document 1</text:p>
      <text:p text:style-name="P2">Fox <text:s text:c="3"/>-&gt; Document 1</text:p>
      <text:p text:style-name="P2">Jumped -&gt; Document 1</text:p>
      <text:p text:style-name="P2">Over <text:s text:c="2"/>-&gt; Document 1</text:p>
      <text:p text:style-name="P2">Lazy <text:s text:c="2"/>-&gt; Document 1, Document 2</text:p>
      <text:p text:style-name="P2">Dog <text:s text:c="3"/>-&gt; Document 1, Document 2</text:p>
      <text:p text:style-name="P2">Slept <text:s/>-&gt; Document 2</text:p>
      <text:p text:style-name="P2">In <text:s text:c="4"/>-&gt; Document 2</text:p>
      <text:p text:style-name="P2">Sun <text:s text:c="3"/>-&gt; Document 2</text:p>
      <text:p text:style-name="P7"/>
      <text:p text:style-name="P6">To search an inverted index containing a set of terms, the ‘engine’ queries the index for terms and then retrieves the <text:s/>list of documents where the set is present. The engine can then use the produced list of appearances to rank documents based on the relevance to the query and present them to the user in order of importance. </text:p>
      <text:p text:style-name="P6"/>
      <text:p text:style-name="P8">There are two primary types of inverted indices:</text:p>
      <text:p text:style-name="P6"><text:span text:style-name="T2">- Record-Level Inverted Index: </text:span>contains a list of references to documents for each word.</text:p>
      <text:p text:style-name="P6"><text:span text:style-name="T2">- Word-Level Inverted Index: </text:span>contains the positions of each word within the document. This improves functionality but requires more processing power and space to be created.</text:p>
      <text:p text:style-name="P6"/>
      <text:p text:style-name="P9">Steps to Building an Inverted Index:</text:p>
      <text:p text:style-name="P6"/>
      <text:p text:style-name="P8">- Fetch the Document: <text:span text:style-name="T3">Removing of stop words: useless words in documents such as ‘I’, ‘the’, <text:s/>‘we’, ‘is’ etc.</text:span></text:p>
      <text:p text:style-name="P8">- Stemming Root Word: <text:span text:style-name="T3">Whenever there is an instance of root words, you have to relate the words to a root. Cats and Cat is a good example of stemming the root word. There are ways to achieve this, but often its easier to cut the root word out and index it.</text:span></text:p>
      <text:p text:style-name="P8">- Record Document IDs: <text:span text:style-name="T3">Adding reference to the document index creates a new entry, adding additional information such as frequency and location of the word, etc.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ifold CF" svg:font-family="'Manifold CF'" style:font-pitch="variable"/>
    <style:font-face style:name="Manifold Extended CF" svg:font-family="'Manifold Extended CF'" style:font-pitch="variable"/>
    <style:font-face style:name="Manifold Extended CF Extra Bold" svg:font-family="'Manifold Extended CF Extra Bold'" style:font-pitch="variable"/>
    <style:font-face style:name="Manifold Extended CF Heavy" svg:font-family="'Manifold Extended CF Heavy'"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9:14:57.722736009</meta:creation-date>
    <dc:date>2025-01-21T19:41:13.643316048</dc:date>
    <meta:editing-duration>PT45S</meta:editing-duration>
    <meta:editing-cycles>1</meta:editing-cycles>
    <meta:document-statistic meta:table-count="0" meta:image-count="0" meta:object-count="0" meta:page-count="1" meta:paragraph-count="22" meta:word-count="373" meta:character-count="2169" meta:non-whitespace-character-count="1790"/>
    <meta:generator>LibreOffice/7.3.7.2$Linux_X86_64 LibreOffice_project/30$Build-2</meta:generator>
  </office:meta>
</office:document-meta>
</file>